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29db8" officeooo:paragraph-rsid="0016865e" style:font-size-asian="15pt" style:font-size-complex="15pt"/>
    </style:style>
    <style:style style:name="P2" style:family="paragraph" style:parent-style-name="Preformatted_20_Text">
      <style:text-properties fo:font-size="15pt" officeooo:paragraph-rsid="0016865e" style:font-size-asian="15pt" style:font-size-complex="15pt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5pt" officeooo:paragraph-rsid="0016865e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6865e" officeooo:paragraph-rsid="0016865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6865e" officeooo:paragraph-rsid="0016865e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29db8" officeooo:paragraph-rsid="0016865e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7a216" officeooo:paragraph-rsid="0017a216" style:font-size-asian="15pt" style:font-size-complex="15pt"/>
    </style:style>
    <style:style style:name="P8" style:family="paragraph" style:parent-style-name="Standard">
      <style:text-properties fo:font-size="15pt" officeooo:rsid="00129db8" officeooo:paragraph-rsid="0016865e" style:font-size-asian="15pt" style:font-size-complex="15pt"/>
    </style:style>
    <style:style style:name="P9" style:family="paragraph" style:parent-style-name="Standard">
      <style:text-properties fo:font-size="15pt" officeooo:rsid="0016865e" officeooo:paragraph-rsid="0016865e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16865e" officeooo:paragraph-rsid="0016865e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paragraph-rsid="0016865e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paragraph-rsid="0017d124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7a216" officeooo:paragraph-rsid="0017a216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16865e" officeooo:paragraph-rsid="0016865e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officeooo:paragraph-rsid="0017d12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865e"/>
    </style:style>
    <style:style style:name="T3" style:family="text">
      <style:text-properties style:text-underline-style="none" officeooo:rsid="0017a216"/>
    </style:style>
    <style:style style:name="T4" style:family="text">
      <style:text-properties fo:font-size="15pt" officeooo:rsid="0017d124" style:font-size-asian="15pt" style:font-size-complex="15pt"/>
    </style:style>
    <style:style style:name="T5" style:family="text">
      <style:text-properties fo:font-size="15pt" officeooo:rsid="0017a216" style:font-size-asian="15pt" style:font-size-complex="15pt"/>
    </style:style>
    <style:style style:name="T6" style:family="text">
      <style:text-properties officeooo:rsid="0017a216"/>
    </style:style>
    <style:style style:name="T7" style:family="text">
      <style:text-properties officeooo:rsid="0017d1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omann<text:tab/><text:tab/><text:tab/><text:tab/><text:tab/><text:tab/><text:tab/><text:tab/><text:tab/><text:tab/><text:tab/>29/10/21</text:p>
      <text:p text:style-name="P9">Lecoq</text:p>
      <text:p text:style-name="P9">Groupe 2</text:p>
      <text:p text:style-name="P9"/>
      <text:p text:style-name="P4">Architecture – TP</text:p>
      <text:p text:style-name="P4"/>
      <text:p text:style-name="P5"/>
      <text:p text:style-name="P5">Sommaire :</text:p>
      <text:p text:style-name="P5"/>
      <text:p text:style-name="P5">Partie 1 :<text:span text:style-name="T1"> circuit d’addition – soustraction</text:span></text:p>
      <text:p text:style-name="P5">Partie 2 :<text:span text:style-name="T1"> Unité arithmétique et logique</text:span></text:p>
      <text:p text:style-name="P5">Partie 3 :<text:span text:style-name="T1"> Bilan du travail</text:span></text:p>
      <text:p text:style-name="P5"/>
      <text:p text:style-name="P5">Partie 1 :</text:p>
      <text:p text:style-name="P5"/>
      <text:p text:style-name="P11"><text:span text:style-name="T2"><text:tab/>l’Additionneur est un circuit logique qui permet d’effectuer des addition et des soustraction. </text:span><text:span text:style-name="T3">Elle est beaucoup utiliser dans l’unité arithmétique mais pas seulement ; elle est également utile pour incrémenter le compteur de programme et aussi pour les calcule d’adresse.</text:span></text:p>
      <text:p text:style-name="P11"><text:span text:style-name="T3"/></text:p>
      <text:p text:style-name="P11"><text:span text:style-name="T3"/></text:p>
      <text:p text:style-name="P13"><text:span text:style-name="T1">Il existe une multitude d’additionneur dont les propriété varie ;</text:span></text:p>
      <text:p text:style-name="P13"><text:span text:style-name="T1"/></text:p>
      <text:p text:style-name="P13"><text:span text:style-name="T1">- l’Additionneur 1 bit</text:span></text:p>
      <text:p text:style-name="P13"><text:span text:style-name="T1">- l’Additionneur 4 bit</text:span></text:p>
      <text:p text:style-name="P13"><text:span text:style-name="T1">- l’Additionneur 16 bit</text:span></text:p>
      <text:p text:style-name="P5"/>
      <text:p text:style-name="P5"/>
      <text:p text:style-name="P7">L’Additionneur 1bit :</text:p>
      <text:p text:style-name="P7"/>
      <text:p text:style-name="P12"><text:tab/>elle contiens trois entré ; la première opérante <text:span text:style-name="T7">(A) </text:span>, la seconde opérante <text:span text:style-name="T7">( B )</text:span>et la retenu rentrante <text:span text:style-name="T7">(Cin )</text:span>, ainsi que trois sorties ; le résulta de l’addition </text:p>
      <text:p text:style-name="P12"><text:span text:style-name="T7">( S )</text:span>, la pr<text:span text:style-name="T6">o</text:span>pagation de la <text:span text:style-name="T6">retenu </text:span><text:span text:style-name="T7">( P ) </text:span><text:span text:style-name="T6">et l’engendrement d’une nouvelle retenue </text:span></text:p>
      <text:p text:style-name="P15"><text:span text:style-name="T4">( G )</text:span><text:span text:style-name="T5">. </text:span><text:span text:style-name="T4">Pour pouvoir le construire, on peux s’aider de sa table de vérité.</text:span></text:p>
      <text:p text:style-name="P15"><text:span text:style-name="T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Addition 1bit, puis 4 bit anticipation de la retune</text:p>
      <text:p text:style-name="P8"/>
      <text:p text:style-name="P8">principe de fonctionnement, calcule de retuenu antisipation, expliquer comment ça fonctionione, présenter ( entrer sortie )</text:p>
      <text:p text:style-name="P8"/>
      <text:p text:style-name="P8">AUL : faire des opération toute a chaque instant, bonne valeur en fonction d’un code d’opération </text:p>
      <text:p text:style-name="P8">comment fait les flags</text:p>
      <text:p text:style-name="P8"/>
      <text:p text:style-name="P8">conclusion</text:p>
      <text:p text:style-name="P8"/>
      <text:p text:style-name="P8"/>
      <text:p text:style-name="P1"># Consignes pour rédiger le compte-rendu de TP</text:p>
      <text:p text:style-name="P2"/>
      <text:p text:style-name="P2">Le compte-rendu est à rendre à l'enseignant qui a encadré le TP d'ici </text:p>
      <text:p text:style-name="P2"><text:soft-page-break/>le vendredi 29 octobre, sous la forme d'un fichier électronique au </text:p>
      <text:p text:style-name="P2">format pdf.</text:p>
      <text:p text:style-name="P2">Le document ne dépassera pas 6 pages.</text:p>
      <text:p text:style-name="P2"/>
      <text:p text:style-name="P2">Le compte-rendu comportera trois parties : la première portera sur le </text:p>
      <text:p text:style-name="P2">circuit d'addition-soustraction, la deuxième portera sur l'unité </text:p>
      <text:p text:style-name="P2">arithmétique et logique, et la dernière donnera un bilan du travail.</text:p>
      <text:p text:style-name="P2"/>
      <text:p text:style-name="P2">## Le circuit d'addition-soustraction</text:p>
      <text:p text:style-name="P2"/>
      <text:p text:style-name="P2">Cette partie décrira les objectifs du circuit d'addition-soustraction </text:p>
      <text:p text:style-name="P2">développé en TP, ses principes de fonctionnement (choix entre addition </text:p>
      <text:p text:style-name="P2">et soustraction, calcul des retenues, etc.), et les performances </text:p>
      <text:p text:style-name="P2">obtenues.</text:p>
      <text:p text:style-name="P2"/>
      <text:p text:style-name="P2">Les circuits intermédiaires seront présentés brièvement (en listant </text:p>
      <text:p text:style-name="P2">a minima les entrées, les sorties, les équations de calcul des </text:p>
      <text:p text:style-name="P2">sorties, et le rôle du circuit au sein de l'additionneur).</text:p>
      <text:p text:style-name="P2"/>
      <text:p text:style-name="P2">## L'unité arithmétique et logique</text:p>
      <text:p text:style-name="P2">'</text:p>
      <text:p text:style-name="P2">Cette partie décrira le principe général de fonctionnement d'une </text:p>
      <text:p text:style-name="P2">unité arithmétique et logique.</text:p>
      <text:p text:style-name="P2">Elle présentera ensuite l'architecture de l'unité développée en TP.</text:p>
      <text:p text:style-name="P2">Elle détaillera en particulier le détail du calcul des bits de status.</text:p>
      <text:p text:style-name="P2"/>
      <text:p text:style-name="P2">## Le bilan</text:p>
      <text:p text:style-name="P2"/>
      <text:p text:style-name="P2"><text:soft-page-break/>Cette partie listera les principaux enseignement du TP, concernant par </text:p>
      <text:p text:style-name="P2">exemple les difficultés de la conception de circuit, les différences </text:p>
      <text:p text:style-name="P2">entre développement logiciel et conception matérielle, ou encore le </text:p>
      <text:p text:style-name="P3">fonctionnement des processeurs.</text:p>
      <text:p text:style-name="P8"/>
      <text:p text:style-name="P6"/>
      <text:p text:style-name="P5"/>
      <text:p text:style-name="P14"><text:tab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1:40:40.393453536</meta:creation-date>
    <dc:date>2021-10-15T17:33:50.126233182</dc:date>
    <meta:editing-duration>PT11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51" meta:word-count="409" meta:character-count="2626" meta:non-whitespace-character-count="2236"/>
  </office:meta>
</office:document-meta>
</file>